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236cm" fo:min-width="5.37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8.306cm" fo:min-width="5.37cm"/>
    </style:style>
    <style:style style:name="gr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25cm" fo:min-width="1cm"/>
    </style:style>
    <style:style style:name="gr4" style:family="graphic" style:parent-style-name="standard">
      <style:graphic-properties draw:stroke="dash" draw:stroke-dash="Fine_20_Dashed" svg:stroke-color="#000000" draw:marker-start="Arrow" draw:marker-end="Arrow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472cm" fo:min-width="6.72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818cm" fo:min-width="2.66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6cm" fo:min-width="0.77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1.001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728cm" fo:min-width="2.678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svg:stroke-color="#000000" draw:marker-start="Arrow" draw:marker-end="Arrow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5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1pt" style:font-size-complex="11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8pt" style:font-size-asian="11pt" style:font-size-complex="11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12cm" svg:x="19.8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3cm" svg:height="12.1cm" svg:x="1.7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1.5cm" svg:height="1.5cm" svg:x="2.201cm" svg:y="4.6cm">
          <text:p text:style-name="P2">P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0.398cm" svg:x1="3.701cm" svg:y1="5.35cm" svg:x2="3.701cm" svg:y2="7.05cm" draw:start-shape="id1" draw:start-glue-point="1" draw:end-shape="id2" draw:end-glue-point="1" svg:d="M3701 5350h899v1700h-899" svg:viewBox="0 0 900 1701">
          <text:p/>
        </draw:connector>
        <draw:custom-shape draw:style-name="gr5" draw:text-style-name="P1" xml:id="id4" draw:id="id4" draw:layer="layout" svg:width="7.3cm" svg:height="0.8cm" svg:x="11.201cm" svg:y="6.401cm">
          <draw:glue-point draw:id="4" svg:x="2.945cm" svg:y="-5.012cm" draw:escape-direction="up"/>
          <text:p text:style-name="P2">CH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5cm" svg:height="3.4cm" svg:x="5.101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1.5cm" svg:height="1.5cm" svg:x="6.301cm" svg:y="5.1cm">
          <text:p text:style-name="P2">N1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7cm" svg:height="1.7cm" svg:x="5.301cm" svg:y="6.2cm">
          <text:p text:style-name="P2"><text:span text:style-name="T1">SC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1" draw:layer="layout" svg:width="1.5cm" svg:height="1.5cm" svg:x="7.001cm" svg:y="6.3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1" draw:layer="layout" svg:width="3.5cm" svg:height="3.3cm" svg:x="21.00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1.5cm" svg:height="1.5cm" svg:x="22.201cm" svg:y="6.2cm">
          <text:p text:style-name="P2">N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5cm" svg:height="1.5cm" svg:x="22.901cm" svg:y="7.4cm">
          <text:p text:style-name="P2">L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3" draw:layer="layout" svg:width="1.7cm" svg:height="1.7cm" svg:x="21.201cm" svg:y="7.3cm">
          <text:p text:style-name="P2"><text:span text:style-name="T1">SC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2" draw:layer="layout" draw:line-skew="1.1cm" svg:x1="7.801cm" svg:y1="5.85cm" svg:x2="11.201cm" svg:y2="6.801cm" draw:start-shape="id3" draw:start-glue-point="1" draw:end-shape="id4" draw:end-glue-point="3" svg:d="M7801 5850h2800v951h600" svg:viewBox="0 0 3401 952">
          <text:p/>
        </draw:connector>
        <draw:connector draw:style-name="gr12" draw:text-style-name="P2" draw:layer="layout" draw:line-skew="-1.151cm" svg:x1="22.201cm" svg:y1="6.95cm" svg:x2="18.501cm" svg:y2="6.801cm" draw:start-shape="id5" draw:start-glue-point="3" draw:end-shape="id4" draw:end-glue-point="1" svg:d="M22201 6950h-3000v-149h-700" svg:viewBox="0 0 3701 150">
          <text:p/>
        </draw:connector>
        <draw:g>
          <draw:custom-shape draw:style-name="gr3" draw:text-style-name="P1" xml:id="id10" draw:id="id10" draw:layer="layout" svg:width="1.5cm" svg:height="1.5cm" svg:x="26.101cm" svg:y="5.3cm">
            <text:p text:style-name="P2">C1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7" draw:id="id7" draw:layer="layout" svg:width="1.5cm" svg:height="1.5cm" svg:x="26.101cm" svg:y="7cm">
            <text:p text:style-name="P2">C2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2" draw:id="id2" draw:layer="layout" svg:width="1.5cm" svg:height="1.5cm" svg:x="2.201cm" svg:y="6.3cm">
          <text:p text:style-name="P2">P2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5cm" svg:height="1.5cm" svg:x="2.201cm" svg:y="8.1cm">
          <text:p text:style-name="P2">P3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2.851cm -1.7cm" svg:x1="3.701cm" svg:y1="7.05cm" svg:x2="14.851cm" svg:y2="6.401cm" draw:start-shape="id2" draw:start-glue-point="1" draw:end-shape="id4" draw:end-glue-point="0" svg:d="M3701 7050h899v-2850h10251v2201" svg:viewBox="0 0 11151 2851">
          <text:p/>
        </draw:connector>
        <draw:connector draw:style-name="gr4" draw:text-style-name="P2" draw:layer="layout" draw:line-skew="-2.851cm -1.7cm" svg:x1="3.701cm" svg:y1="8.85cm" svg:x2="14.851cm" svg:y2="6.401cm" draw:start-shape="id6" draw:start-glue-point="1" draw:end-shape="id4" draw:end-glue-point="0" svg:d="M3701 8850h899v-4650h10251v2201" svg:viewBox="0 0 11151 4651">
          <text:p/>
        </draw:connector>
        <draw:connector draw:style-name="gr4" draw:text-style-name="P2" draw:layer="layout" draw:line-skew="3.099cm -1.2cm" svg:x1="26.101cm" svg:y1="7.75cm" svg:x2="17cm" svg:y2="6.401cm" draw:start-shape="id7" draw:start-glue-point="3" draw:end-shape="id4" draw:end-glue-point="4" svg:d="M26101 7750h-700v-3050h-8401v1701" svg:viewBox="0 0 9102 3051">
          <text:p/>
        </draw:connector>
        <draw:connector draw:style-name="gr11" draw:text-style-name="P2" draw:layer="layout" draw:line-skew="-1.501cm" svg:x1="22.901cm" svg:y1="2.9cm" svg:x2="18.501cm" svg:y2="6.801cm" draw:start-shape="id8" draw:start-glue-point="3" draw:end-shape="id4" draw:end-glue-point="1" svg:d="M22901 2900h-3700v3901h-700" svg:viewBox="0 0 4401 3902">
          <text:p/>
        </draw:connector>
        <draw:connector draw:style-name="gr12" draw:text-style-name="P2" draw:layer="layout" draw:line-skew="1.55cm" svg:x1="6.901cm" svg:y1="2.6cm" svg:x2="11.201cm" svg:y2="6.801cm" draw:start-shape="id9" draw:start-glue-point="1" draw:end-shape="id4" draw:end-glue-point="3" svg:d="M6901 2600h3700v4201h600" svg:viewBox="0 0 4301 4202">
          <text:p/>
        </draw:connector>
        <draw:connector draw:style-name="gr4" draw:text-style-name="P2" draw:layer="layout" draw:line-skew="-0.199cm" svg:x1="26.101cm" svg:y1="6.05cm" svg:x2="26.101cm" svg:y2="7.75cm" draw:start-shape="id10" draw:start-glue-point="3" draw:end-shape="id7" draw:end-glue-point="3" svg:d="M26101 6050h-700v1700h700" svg:viewBox="0 0 701 1701">
          <text:p/>
        </draw:connector>
        <draw:frame draw:style-name="gr13" draw:text-style-name="P5" draw:layer="layout" svg:width="2.1cm" svg:height="0.806cm" svg:x="4.801cm" svg:y="12.197cm">
          <draw:text-box>
            <text:p text:style-name="P4"><text:span text:style-name="T2">P</text:span><text:span text:style-name="T2">a</text:span><text:span text:style-name="T2">rt</text:span><text:span text:style-name="T2">y </text:span><text:span text:style-name="T2">1</text:span></text:p>
          </draw:text-box>
        </draw:frame>
        <draw:frame draw:style-name="gr13" draw:text-style-name="P5" draw:layer="layout" svg:width="2.1cm" svg:height="0.806cm" svg:x="22.901cm" svg:y="12.197cm">
          <draw:text-box>
            <text:p text:style-name="P4"><text:span text:style-name="T2">P</text:span><text:span text:style-name="T2">a</text:span><text:span text:style-name="T2">rt</text:span><text:span text:style-name="T2">y </text:span><text:span text:style-name="T2">2</text:span></text:p>
          </draw:text-box>
        </draw:frame>
        <draw:g xml:id="id9" draw:id="id9">
          <draw:custom-shape draw:style-name="gr3" draw:text-style-name="P1" draw:layer="layout" svg:width="1.5cm" svg:height="1.5cm" svg:x="5.401cm" svg:y="2.2cm">
            <text:p text:style-name="P2">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5cm" svg:height="1.5cm" svg:x="4.501cm" svg:y="1.5cm">
            <text:p text:style-name="P2">O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1cm" svg:height="0.1cm" svg:x="6.201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cm" svg:height="0.1cm" svg:x="6.302cm" svg:y="1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cm" svg:height="0.1cm" svg:x="6.403cm" svg:y="2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custom-shape draw:style-name="gr3" draw:text-style-name="P1" draw:layer="layout" svg:width="1.5cm" svg:height="1.5cm" svg:x="23.801cm" svg:y="2.5cm">
            <text:p text:style-name="P2">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5cm" svg:height="1.5cm" svg:x="22.901cm" svg:y="1.8cm">
            <text:p text:style-name="P2">O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6" draw:layer="layout" svg:width="0.1cm" svg:height="0.1cm" svg:x="24.601cm" svg:y="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cm" svg:height="0.1cm" svg:x="24.702cm" svg:y="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1cm" svg:height="0.1cm" svg:x="24.803cm" svg:y="2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1:13:10.870034875</meta:creation-date>
    <dc:date>2018-04-23T11:24:03.335502739</dc:date>
    <meta:editing-duration>PT27M28S</meta:editing-duration>
    <meta:editing-cycles>11</meta:editing-cycles>
    <meta:generator>LibreOffice/5.4.6.2$Linux_X86_64 LibreOffice_project/40$Build-2</meta:generator>
    <meta:document-statistic meta:object-count="40"/>
  </office:meta>
</office:document-meta>
</file>